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4cm" svg:height="0.635cm" svg:x="8.96cm" svg:y="6.745cm">
          <text:p text:style-name="P1"><text:span text:style-name="T1">main_factor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10.38cm" svg:y2="6.745cm" draw:start-shape="id1" draw:start-glue-point="2" draw:end-shape="id2" draw:end-glue-point="0" svg:d="M10350 5400l30 1345" svg:viewBox="0 0 31 1346">
          <text:p/>
        </draw:connector>
        <draw:connector draw:style-name="gr3" draw:text-style-name="P4" draw:layer="layout" draw:type="curve" svg:x1="10.38cm" svg:y1="7.38cm" svg:x2="11.8cm" svg:y2="7.062cm" draw:start-shape="id2" draw:start-glue-point="2" draw:end-shape="id2" draw:end-glue-point="1" svg:d="M10380 7380c0 750 961 625 1504 358s667-676-84-676" svg:viewBox="0 0 1948 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48M53S</meta:editing-duration>
    <meta:editing-cycles>22</meta:editing-cycles>
    <meta:generator>LibreOffice/6.1.0.3$MacOSX_X86_64 LibreOffice_project/efb621ed25068d70781dc026f7e9c5187a4decd1</meta:generator>
    <dc:date>2018-08-25T19:05:21.989193098</dc:date>
    <meta:document-statistic meta:object-count="4"/>
  </office:meta>
</office:document-meta>
</file>